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9c3" officeooo:paragraph-rsid="00188d23"/>
    </style:style>
    <style:style style:name="T1" style:family="text">
      <style:text-properties officeooo:rsid="00188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Autonomie <text:span text:style-name="T1">1</text:span> Rieux Kylian Fremont Jules :</text:p>
      <text:p text:style-name="P1"/>
      <text:p text:style-name="P1">Salle 02<text:span text:style-name="T1">2</text:span> bat10</text:p>
      <text:p text:style-name="P1">Méthode de travail <text:span text:style-name="T1">monome</text:span>.</text:p>
      <text:p text:style-name="P1">Tâche prévu pendant la séance : <text:span text:style-name="T1">Relier les pages avec les session et les droits</text:span> <text:span text:style-name="T1">Réussir a insérer le captcha dans le formulaire pour la suppression et l’insertion.</text:span></text:p>
      <text:p text:style-name="P1">Tâche réalisé pendant la séance : <text:s/><text:span text:style-name="T1">Relier les pages avec les session et les droits et le début du captcha</text:span></text:p>
      <text:p text:style-name="P1">Problème rencontrés : <text:span text:style-name="T1">les fonctions avec le captcha qu’il faut mieux agencer</text:span>.</text:p>
      <text:p text:style-name="P1">Tâche a faire avant la prochaine séance : <text:span text:style-name="T1">A</text:span>vancé sur le tableau des données filtré dans index.ph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0:10:19.346000000</meta:creation-date>
    <dc:date>2024-05-24T10:13:18.367000000</dc:date>
    <meta:editing-duration>PT2M59S</meta:editing-duration>
    <meta:editing-cycles>1</meta:editing-cycles>
    <meta:document-statistic meta:table-count="0" meta:image-count="0" meta:object-count="0" meta:page-count="1" meta:paragraph-count="7" meta:word-count="92" meta:character-count="536" meta:non-whitespace-character-count="450"/>
    <meta:generator>LibreOffice/7.6.0.3$Windows_X86_64 LibreOffice_project/69edd8b8ebc41d00b4de3915dc82f8f0fc3b6265</meta:generator>
  </office:meta>
</office:document-meta>
</file>